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row table:style-name="ro1">
          <table:table-cell table:style-name="ce2" office:value-type="string" calcext:value-type="string" table:number-columns-spanned="2" table:number-rows-spanned="1">
            <text:p>НП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АИ-92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АИ-95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АИ-98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ДТ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Газ</text:p>
          </table:table-cell>
          <table:covered-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Статус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Свободна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Занята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Недоступна</text:p>
          </table:table-cell>
          <table:covered-table-cell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1">
          <table:table-cell table:style-name="ce2" office:value-type="string" calcext:value-type="string" table:number-columns-spanned="2" table:number-rows-spanned="1">
            <text:p>Ошибка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OK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Сканер сломан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Бумага закончилась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Купюроприёмник не работает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Закончилась краска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POS-терминал неисправен</text:p>
          </table:table-cell>
          <table:covered-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Другое</text:p>
          </table:table-cell>
          <table:covered-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Тип заказа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Заказ НП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Заказ "Другое"</text:p>
          </table:table-cell>
          <table:covered-table-cell/>
        </table:table-row>
        <table:table-row table:style-name="ro1">
          <table:table-cell table:style-name="ce4"/>
          <table:table-cell table:style-name="ce4" table:number-columns-spanned="2" table:number-rows-spanned="1"/>
          <table:covered-table-cell table:style-name="ce4"/>
        </table:table-row>
        <table:table-row table:style-name="ro1">
          <table:table-cell table:style-name="ce2" office:value-type="string" calcext:value-type="string" table:number-columns-spanned="2" table:number-rows-spanned="1">
            <text:p>Тип оплаты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Наличные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Банковская карта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Топливная карта</text:p>
          </table:table-cell>
          <table:covered-table-cell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Тип заказа "Другое"</text:p>
          </table:table-cell>
          <table:covered-table-cell/>
          <table:table-cell table:style-name="ce1" office:value-type="string" calcext:value-type="string">
            <text:p>БД</text:p>
          </table:table-cell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 table:number-columns-spanned="2" table:number-rows-spanned="1">
            <text:p>Название</text:p>
          </table:table-cell>
          <table:covered-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MT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TELE2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BEELINE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MEGAFON</text:p>
          </table:table-cell>
          <table:covered-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<text:s/>Электронный кошелёк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17:37:09.6648379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7:21:51.777017581</meta:creation-date>
    <dc:date>2022-02-04T17:43:43.712927322</dc:date>
    <meta:editing-duration>PT11M29S</meta:editing-duration>
    <meta:editing-cycles>4</meta:editing-cycles>
    <meta:generator>LibreOffice/6.4.7.2$Linux_X86_64 LibreOffice_project/40$Build-2</meta:generator>
    <meta:document-statistic meta:table-count="1" meta:cell-count="74" meta:object-count="0"/>
  </office:meta>
</office:document-meta>
</file>